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5cc8" officeooo:paragraph-rsid="001b5cc8"/>
    </style:style>
    <style:style style:name="P2" style:family="paragraph" style:parent-style-name="Standard">
      <style:paragraph-properties fo:text-align="center" style:justify-single-word="false"/>
      <style:text-properties officeooo:rsid="001b5cc8" officeooo:paragraph-rsid="001b5cc8"/>
    </style:style>
    <style:style style:name="P3" style:family="paragraph" style:parent-style-name="Standard">
      <style:text-properties officeooo:rsid="001b5cc8" officeooo:paragraph-rsid="001c8856"/>
    </style:style>
    <style:style style:name="P4" style:family="paragraph" style:parent-style-name="Standard">
      <style:text-properties officeooo:rsid="001c8856" officeooo:paragraph-rsid="001c8856"/>
    </style:style>
    <style:style style:name="P5" style:family="paragraph" style:parent-style-name="Standard">
      <style:text-properties officeooo:rsid="001d46cf" officeooo:paragraph-rsid="001c8856"/>
    </style:style>
    <style:style style:name="P6" style:family="paragraph" style:parent-style-name="Standard">
      <style:text-properties officeooo:rsid="001d46cf" officeooo:paragraph-rsid="001d46cf"/>
    </style:style>
    <style:style style:name="P7" style:family="paragraph" style:parent-style-name="Standard">
      <style:text-properties officeooo:rsid="001d46cf" officeooo:paragraph-rsid="001d76a3"/>
    </style:style>
    <style:style style:name="P8" style:family="paragraph" style:parent-style-name="Standard">
      <style:text-properties officeooo:rsid="001d46cf" officeooo:paragraph-rsid="001fcb5e"/>
    </style:style>
    <style:style style:name="P9" style:family="paragraph" style:parent-style-name="Standard">
      <style:text-properties officeooo:rsid="001d76a3" officeooo:paragraph-rsid="001d76a3"/>
    </style:style>
    <style:style style:name="P10" style:family="paragraph" style:parent-style-name="Standard">
      <style:text-properties officeooo:rsid="001d76a3" officeooo:paragraph-rsid="001e1df1"/>
    </style:style>
    <style:style style:name="P11" style:family="paragraph" style:parent-style-name="Standard">
      <style:text-properties officeooo:rsid="001d76a3" officeooo:paragraph-rsid="0020d767"/>
    </style:style>
    <style:style style:name="P12" style:family="paragraph" style:parent-style-name="Standard">
      <style:text-properties officeooo:rsid="00226559" officeooo:paragraph-rsid="00226559"/>
    </style:style>
    <style:style style:name="P13" style:family="paragraph" style:parent-style-name="Standard">
      <style:text-properties officeooo:rsid="001e1df1" officeooo:paragraph-rsid="0020d767"/>
    </style:style>
    <style:style style:name="T1" style:family="text">
      <style:text-properties officeooo:rsid="001b5cc8"/>
    </style:style>
    <style:style style:name="T2" style:family="text">
      <style:text-properties officeooo:rsid="001c8856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d76a3"/>
    </style:style>
    <style:style style:name="T5" style:family="text">
      <style:text-properties style:text-position="super 58%" officeooo:rsid="001c8856"/>
    </style:style>
    <style:style style:name="T6" style:family="text">
      <style:text-properties style:text-position="super 58%" officeooo:rsid="0029790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d46cf"/>
    </style:style>
    <style:style style:name="T9" style:family="text">
      <style:text-properties style:text-position="0% 100%" officeooo:rsid="001c8856"/>
    </style:style>
    <style:style style:name="T10" style:family="text">
      <style:text-properties style:text-position="0% 100%" officeooo:rsid="001d76a3"/>
    </style:style>
    <style:style style:name="T11" style:family="text">
      <style:text-properties style:text-position="0% 100%" officeooo:rsid="002866dc"/>
    </style:style>
    <style:style style:name="T12" style:family="text">
      <style:text-properties style:text-position="0% 100%" officeooo:rsid="002899e7"/>
    </style:style>
    <style:style style:name="T13" style:family="text">
      <style:text-properties officeooo:rsid="001d76a3"/>
    </style:style>
    <style:style style:name="T14" style:family="text">
      <style:text-properties officeooo:rsid="001e1df1"/>
    </style:style>
    <style:style style:name="T15" style:family="text">
      <style:text-properties officeooo:rsid="002426c5"/>
    </style:style>
    <style:style style:name="T16" style:family="text">
      <style:text-properties officeooo:rsid="002455b1"/>
    </style:style>
    <style:style style:name="T17" style:family="text">
      <style:text-properties officeooo:rsid="002682b4"/>
    </style:style>
    <style:style style:name="T18" style:family="text">
      <style:text-properties officeooo:rsid="0026ea19"/>
    </style:style>
    <style:style style:name="T19" style:family="text">
      <style:text-properties officeooo:rsid="002866dc"/>
    </style:style>
    <style:style style:name="T20" style:family="text">
      <style:text-properties fo:color="#ff3333" officeooo:rsid="001d46cf"/>
    </style:style>
    <style:style style:name="T21" style:family="text">
      <style:text-properties fo:color="#ff3333" style:text-position="super 58%" officeooo:rsid="001d46cf"/>
    </style:style>
    <style:style style:name="T22" style:family="text">
      <style:text-properties fo:color="#ff3333" style:text-position="super 58%" officeooo:rsid="001e1df1"/>
    </style:style>
    <style:style style:name="T23" style:family="text">
      <style:text-properties fo:color="#ff3333" style:text-position="0% 100%" officeooo:rsid="001d46cf"/>
    </style:style>
    <style:style style:name="T24" style:family="text">
      <style:text-properties fo:color="#ff3333" officeooo:rsid="001e1df1"/>
    </style:style>
    <style:style style:name="T25" style:family="text">
      <style:text-properties style:use-window-font-color="true" officeooo:rsid="001e1df1"/>
    </style:style>
    <style:style style:name="T26" style:family="text">
      <style:text-properties style:use-window-font-color="true" officeooo:rsid="002866dc"/>
    </style:style>
    <style:style style:name="T27" style:family="text">
      <style:text-properties style:use-window-font-color="true" style:text-position="0% 100%" officeooo:rsid="001d46cf"/>
    </style:style>
    <style:style style:name="T28" style:family="text">
      <style:text-properties fo:color="#6666ff" style:text-position="0% 100%" officeooo:rsid="001e1df1"/>
    </style:style>
    <style:style style:name="T29" style:family="text">
      <style:text-properties fo:color="#6666ff" style:text-position="0% 100%" officeooo:rsid="00226559"/>
    </style:style>
    <style:style style:name="T30" style:family="text">
      <style:text-properties fo:color="#6666ff" style:text-position="super 58%" officeooo:rsid="001e1df1"/>
    </style:style>
    <style:style style:name="T31" style:family="text">
      <style:text-properties fo:color="#6666ff" officeooo:rsid="001e1df1"/>
    </style:style>
    <style:style style:name="T32" style:family="text">
      <style:text-properties fo:color="#b2b2b2" officeooo:rsid="00226559"/>
    </style:style>
    <style:style style:name="T33" style:family="text">
      <style:text-properties fo:color="#b2b2b2" style:text-position="super 58%" officeooo:rsid="001d46cf"/>
    </style:style>
    <style:style style:name="T34" style:family="text">
      <style:text-properties fo:color="#b2b2b2" officeooo:rsid="001d46cf"/>
    </style:style>
    <style:style style:name="T35" style:family="text">
      <style:text-properties officeooo:rsid="002979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Law of Sub-</text:span>Solution<text:span text:style-name="T1">-Type<text:line-break/>Problem Simplification</text:span></text:p>
      <text:p text:style-name="P2">by Sven Nilsen, 2018</text:p>
      <text:p text:style-name="P1"/>
      <text:p text:style-name="P1">Assume a problem is encoded a function `f` which takes a variable `x` and returns `true` if it is a solution and `false` otherwise. When a such solution exists, one can extract a<text:span text:style-name="T18"> maximizing </text:span>sub-type, <text:span text:style-name="T18">gradually by investing some work that tends to give high returns on low investments. The sub-type</text:span> contains the <text:span text:style-name="T19">known </text:span>solution and where every variable satisfying the sub-type is a solution:</text:p>
      <text:p text:style-name="P1"/>
      <text:p text:style-name="P4"><text:tab/>x : <text:span text:style-name="T17">[g] [</text:span>f[g → id]<text:span text:style-name="T17">]</text:span> true<text:tab/><text:span text:style-name="T19">y : [g] g(x) ∧ (¬= x)<text:tab/>is used to extract more solutions</text:span></text:p>
      <text:p text:style-name="P1"><text:tab/></text:p>
      <text:p text:style-name="P1"><text:tab/>x : [f] true</text:p>
      <text:p text:style-name="P1"><text:tab/>f : A → bool</text:p>
      <text:p text:style-name="P1"><text:tab/>g : A → B</text:p>
      <text:p text:style-name="P3"><text:tab/>f[g → id] : <text:span text:style-name="T2">B → bool</text:span></text:p>
      <text:p text:style-name="P3"/>
      <text:p text:style-name="P4"><text:span text:style-name="T17">This formalizes what it means to first create something that works and then polishing it. </text:span>With other words, finding one solution to the problem is a shortcut to reducing part of the problem to a simpler version to solve, for which every solution to the simpler problem is a solution to the harder problem.</text:p>
      <text:p text:style-name="P4"/>
      <text:p text:style-name="P4">For example, consider a Pythagorean triple in modulus 256 (8 bit <text:span text:style-name="T15">unsigned integer</text:span>):</text:p>
      <text:p text:style-name="P4"/>
      <text:p text:style-name="P4"><text:tab/>a<text:span text:style-name="T3">2</text:span> + b<text:span text:style-name="T3">2</text:span> = c<text:span text:style-name="T3">2</text:span><text:span text:style-name="T7"><text:tab/></text:span><text:span text:style-name="T8">mod 256</text:span></text:p>
      <text:p text:style-name="P5"/>
      <text:p text:style-name="P9"><text:span text:style-name="T19">Normally, to solve for `b`,</text:span> one would find the sub-type of all solutions by solving the equation:</text:p>
      <text:p text:style-name="P9"/>
      <text:p text:style-name="P9"><text:span text:style-name="T2"><text:tab/>a</text:span><text:span text:style-name="T5">2</text:span><text:span text:style-name="T2"> + b</text:span><text:span text:style-name="T5">2</text:span><text:span text:style-name="T2"> = c</text:span><text:span text:style-name="T5">2</text:span></text:p>
      <text:p text:style-name="P9"><text:span text:style-name="T9"><text:tab/></text:span><text:span text:style-name="T7">b</text:span><text:span text:style-name="T3">2</text:span><text:span text:style-name="T7"> = c</text:span><text:span text:style-name="T3">2</text:span><text:span text:style-name="T7"> – a</text:span><text:span text:style-name="T3">2</text:span></text:p>
      <text:p text:style-name="P7"><text:tab/><text:span text:style-name="T13">b : [pow 2] (</text:span><text:span text:style-name="T10">c</text:span><text:span text:style-name="T4">2</text:span><text:span text:style-name="T10"> – a</text:span><text:span text:style-name="T4">2</text:span><text:span text:style-name="T10">)</text:span></text:p>
      <text:p text:style-name="P7"/>
      <text:p text:style-name="P11">However, <text:span text:style-name="T14">in complex problems it is often not possible to find the sub-type of all solutions, or one might want to try properties of old solutions in new situations. Instead of looking for all solutions, one is satisfied with finding a sub-solution-type. With other words, one is not interested in doing the whole work but a quick and lazy of finding more solutions, sometimes not even doing all calculations.</text:span></text:p>
      <text:p text:style-name="P11"/>
      <text:p text:style-name="P13">When one solution is found, e.g. `b = 3`, one can look at the expression(s) that depends on it and extract a sub-type which contains at least the solution that has already been found:</text:p>
      <text:p text:style-name="P9"/>
      <text:p text:style-name="P10"><text:tab/><text:span text:style-name="T32">4</text:span><text:span text:style-name="T33">2</text:span><text:span text:style-name="T34"> + </text:span><text:span text:style-name="T20">b</text:span><text:span text:style-name="T21">2</text:span><text:span text:style-name="T23"> </text:span><text:span text:style-name="T27">: </text:span><text:span text:style-name="T28">(= </text:span><text:span text:style-name="T29">3</text:span><text:span text:style-name="T30">2</text:span><text:span text:style-name="T28">)</text:span><text:span text:style-name="T34"> = 5</text:span><text:span text:style-name="T33">2</text:span><text:span text:style-name="T8"><text:tab/><text:tab/></text:span><text:span text:style-name="T12">Inject solution and i</text:span><text:span text:style-name="T11">gnor</text:span><text:span text:style-name="T12">e</text:span><text:span text:style-name="T11"> everything that does not depend on `b`</text:span></text:p>
      <text:p text:style-name="P8"><text:tab/><text:span text:style-name="T24">b</text:span><text:span text:style-name="T22">2</text:span><text:span text:style-name="T24"> </text:span><text:span text:style-name="T25">= </text:span><text:span text:style-name="T31">9</text:span><text:span text:style-name="T25"><text:tab/><text:tab/><text:tab/><text:tab/></text:span><text:span text:style-name="T26">Extracted as equation</text:span></text:p>
      <text:p text:style-name="P6"><text:tab/><text:span text:style-name="T24">b </text:span><text:span text:style-name="T25">: </text:span><text:span text:style-name="T24">[pow 2] </text:span><text:span text:style-name="T31">9</text:span><text:span text:style-name="T25"><text:tab/><text:tab/><text:tab/></text:span><text:span text:style-name="T26">Extracted as sub-type</text:span></text:p>
      <text:p text:style-name="P6"/>
      <text:p text:style-name="P12">The other numbers in modulus 256 that satisfies this sub-type are: 125, 131 and 253. <text:span text:style-name="T35">It turns out that these are all solutions to the equations, because `5</text:span><text:span text:style-name="T6">2</text:span><text:span text:style-name="T35"> – 4</text:span><text:span text:style-name="T6">2</text:span><text:span text:style-name="T35"> = 9`. Yet, it was not necessary to solve the whole equation, which demonstrates that this technique tends to give high returns on low invest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23:07.087326000</meta:creation-date>
    <dc:date>2018-03-07T22:54:50.139789000</dc:date>
    <meta:editing-duration>PT10M3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411" meta:character-count="2206" meta:non-whitespace-character-count="1794"/>
  </office:meta>
</office:document-meta>
</file>